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B000001F435CCA075.bmp" manifest:media-type=""/>
  <manifest:file-entry manifest:full-path="Pictures/100000000000049B000001F45278C42C.bmp" manifest:media-type=""/>
  <manifest:file-entry manifest:full-path="Pictures/100000000000049B000001F4D4098194.bmp" manifest:media-type=""/>
  <manifest:file-entry manifest:full-path="Pictures/100000000000049A000001F405F4B883.bmp" manifest:media-type=""/>
  <manifest:file-entry manifest:full-path="Pictures/100000000000049B000001F4B370FD0B.bmp" manifest:media-type=""/>
  <manifest:file-entry manifest:full-path="Pictures/100000000000049D000001F4DEB5C678.bmp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b4c36" officeooo:paragraph-rsid="001790e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1bde04" officeooo:paragraph-rsid="001bde04"/>
    </style:style>
    <style:style style:name="P4" style:family="paragraph" style:parent-style-name="Standard">
      <style:paragraph-properties fo:break-before="page"/>
      <style:text-properties officeooo:rsid="001bde04" officeooo:paragraph-rsid="001bde04"/>
    </style:style>
    <style:style style:name="T1" style:family="text">
      <style:text-properties officeooo:rsid="001e0f9e"/>
    </style:style>
    <style:style style:name="T2" style:family="text">
      <style:text-properties officeooo:rsid="001e7a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Bild1" text:anchor-type="paragraph" svg:x="-1.067cm" svg:y="0.82cm" svg:width="27.58cm" svg:height="11.675cm" draw:z-index="0"><draw:image xlink:href="Pictures/100000000000049D000001F4DEB5C678.bmp" xlink:type="simple" xlink:show="embed" xlink:actuate="onLoad"/></draw:frame>Chirp:</text:p>
      <text:p text:style-name="P4">Pulse:</text:p>
      <text:p text:style-name="P3"><draw:frame draw:style-name="fr2" draw:name="Bild2" text:anchor-type="paragraph" svg:width="27.406cm" svg:height="11.621cm" draw:z-index="1"><draw:image xlink:href="Pictures/100000000000049B000001F4B370FD0B.bmp" xlink:type="simple" xlink:show="embed" xlink:actuate="onLoad"/></draw:frame></text:p>
      <text:p text:style-name="P4">Constant:</text:p>
      <text:p text:style-name="P3"><draw:frame draw:style-name="fr2" draw:name="Bild3" text:anchor-type="paragraph" svg:width="27.275cm" svg:height="11.576cm" draw:z-index="2"><draw:image xlink:href="Pictures/100000000000049A000001F405F4B883.bmp" xlink:type="simple" xlink:show="embed" xlink:actuate="onLoad"/></draw:frame></text:p>
      <text:p text:style-name="P4">Ramp:</text:p>
      <text:p text:style-name="P3"><draw:frame draw:style-name="fr2" draw:name="Bild4" text:anchor-type="paragraph" svg:width="27.261cm" svg:height="11.559cm" draw:z-index="3"><draw:image xlink:href="Pictures/100000000000049B000001F4D4098194.bmp" xlink:type="simple" xlink:show="embed" xlink:actuate="onLoad"/></draw:frame></text:p>
      <text:p text:style-name="P4">Repeat Sequence:</text:p>
      <text:p text:style-name="P3"><draw:frame draw:style-name="fr2" draw:name="Bild5" text:anchor-type="paragraph" svg:width="27.344cm" svg:height="11.594cm" draw:z-index="4"><draw:image xlink:href="Pictures/100000000000049B000001F45278C42C.bmp" xlink:type="simple" xlink:show="embed" xlink:actuate="onLoad"/></draw:frame></text:p>
      <text:p text:style-name="P4">Sinus:</text:p>
      <text:p text:style-name="P3"><draw:frame draw:style-name="fr2" draw:name="Bild6" text:anchor-type="paragraph" svg:width="27.801cm" svg:height="11.788cm" draw:z-index="5"><draw:image xlink:href="Pictures/100000000000049B000001F435CCA075.bmp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b4c36" officeooo:paragraph-rsid="001790e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e7a2c"/>
    </style:style>
    <style:style style:name="MT2" style:family="text">
      <style:text-properties officeooo:rsid="001e0f9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ochpass – Simulation Time: 10<text:span text:style-name="MT1">0</text:span> – Variable Steps - <text:span text:style-name="MT2">Testing</text:span>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Knabbe</meta:initial-creator>
    <meta:creation-date>2016-04-18T19:34:54.939000000</meta:creation-date>
    <dc:date>2016-04-19T15:25:11.281000000</dc:date>
    <dc:creator>Wolfgang Knabbe</dc:creator>
    <meta:editing-duration>PT38M20S</meta:editing-duration>
    <meta:editing-cycles>8</meta:editing-cycles>
    <meta:generator>LibreOffice/4.4.7.2$Windows_x86 LibreOffice_project/f3153a8b245191196a4b6b9abd1d0da16eead600</meta:generator>
    <meta:document-statistic meta:table-count="0" meta:image-count="6" meta:object-count="0" meta:page-count="6" meta:paragraph-count="8" meta:word-count="16" meta:character-count="107" meta:non-whitespace-character-count="97"/>
  </office:meta>
</office:document-meta>
</file>